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824" officeooo:paragraph-rsid="0004a824"/>
    </style:style>
    <style:style style:name="P2" style:family="paragraph" style:parent-style-name="Standard">
      <style:text-properties officeooo:rsid="0007e3a4" officeooo:paragraph-rsid="0007e3a4"/>
    </style:style>
    <style:style style:name="P3" style:family="paragraph" style:parent-style-name="Standard">
      <style:text-properties officeooo:rsid="0007e3a4" officeooo:paragraph-rsid="001e52fd"/>
    </style:style>
    <style:style style:name="P4" style:family="paragraph" style:parent-style-name="Standard">
      <style:text-properties officeooo:rsid="002bb307" officeooo:paragraph-rsid="002bb307"/>
    </style:style>
    <style:style style:name="P5" style:family="paragraph" style:parent-style-name="Standard">
      <style:text-properties officeooo:rsid="002e9f6b" officeooo:paragraph-rsid="002e9f6b"/>
    </style:style>
    <style:style style:name="P6" style:family="paragraph" style:parent-style-name="Standard">
      <style:text-properties officeooo:rsid="00321441" officeooo:paragraph-rsid="00321441"/>
    </style:style>
    <style:style style:name="P7" style:family="paragraph" style:parent-style-name="Standard">
      <style:text-properties officeooo:rsid="00352f59" officeooo:paragraph-rsid="00352f59"/>
    </style:style>
    <style:style style:name="P8" style:family="paragraph" style:parent-style-name="Standard">
      <style:text-properties officeooo:rsid="0038c72f" officeooo:paragraph-rsid="0038c72f"/>
    </style:style>
    <style:style style:name="P9" style:family="paragraph" style:parent-style-name="Standard">
      <style:text-properties officeooo:rsid="003bc328" officeooo:paragraph-rsid="003bc328"/>
    </style:style>
    <style:style style:name="P10" style:family="paragraph" style:parent-style-name="Standard">
      <style:text-properties officeooo:rsid="00503cae" officeooo:paragraph-rsid="00503cae"/>
    </style:style>
    <style:style style:name="P11" style:family="paragraph" style:parent-style-name="Standard">
      <style:text-properties officeooo:rsid="00530048" officeooo:paragraph-rsid="00530048"/>
    </style:style>
    <style:style style:name="P12" style:family="paragraph" style:parent-style-name="Standard">
      <style:text-properties officeooo:rsid="0054a963" officeooo:paragraph-rsid="0054a963"/>
    </style:style>
    <style:style style:name="P13" style:family="paragraph" style:parent-style-name="Standard">
      <style:text-properties officeooo:rsid="00588049" officeooo:paragraph-rsid="00588049"/>
    </style:style>
    <style:style style:name="P14" style:family="paragraph" style:parent-style-name="Standard">
      <style:text-properties fo:font-weight="bold" officeooo:rsid="002bb307" officeooo:paragraph-rsid="002bb307" style:font-weight-asian="bold" style:font-weight-complex="bold"/>
    </style:style>
    <style:style style:name="P15" style:family="paragraph" style:parent-style-name="Standard">
      <style:text-properties officeooo:rsid="001d267e" officeooo:paragraph-rsid="001e52fd"/>
    </style:style>
    <style:style style:name="P16" style:family="paragraph" style:parent-style-name="Standard">
      <style:text-properties officeooo:rsid="0007e3a4" officeooo:paragraph-rsid="0007e3a4"/>
    </style:style>
    <style:style style:name="T1" style:family="text">
      <style:text-properties officeooo:rsid="0007e3a4"/>
    </style:style>
    <style:style style:name="T2" style:family="text">
      <style:text-properties officeooo:rsid="000904a4"/>
    </style:style>
    <style:style style:name="T3" style:family="text">
      <style:text-properties officeooo:rsid="000aa1e6"/>
    </style:style>
    <style:style style:name="T4" style:family="text">
      <style:text-properties officeooo:rsid="000ab148"/>
    </style:style>
    <style:style style:name="T5" style:family="text">
      <style:text-properties officeooo:rsid="000ae302"/>
    </style:style>
    <style:style style:name="T6" style:family="text">
      <style:text-properties officeooo:rsid="000b86ce"/>
    </style:style>
    <style:style style:name="T7" style:family="text">
      <style:text-properties officeooo:rsid="00127173"/>
    </style:style>
    <style:style style:name="T8" style:family="text">
      <style:text-properties officeooo:rsid="00141133"/>
    </style:style>
    <style:style style:name="T9" style:family="text">
      <style:text-properties officeooo:rsid="001a55ea"/>
    </style:style>
    <style:style style:name="T10" style:family="text">
      <style:text-properties officeooo:rsid="001b3f0e"/>
    </style:style>
    <style:style style:name="T11" style:family="text">
      <style:text-properties officeooo:rsid="001d0e46"/>
    </style:style>
    <style:style style:name="T12" style:family="text">
      <style:text-properties officeooo:rsid="001d267e"/>
    </style:style>
    <style:style style:name="T13" style:family="text">
      <style:text-properties officeooo:rsid="001fc1fc"/>
    </style:style>
    <style:style style:name="T14" style:family="text">
      <style:text-properties officeooo:rsid="00227b23"/>
    </style:style>
    <style:style style:name="T15" style:family="text">
      <style:text-properties officeooo:rsid="002f343a"/>
    </style:style>
    <style:style style:name="T16" style:family="text">
      <style:text-properties officeooo:rsid="00336b0a"/>
    </style:style>
    <style:style style:name="T17" style:family="text">
      <style:text-properties officeooo:rsid="0036f6b3"/>
    </style:style>
    <style:style style:name="T18" style:family="text">
      <style:text-properties officeooo:rsid="003a2385"/>
    </style:style>
    <style:style style:name="T19" style:family="text">
      <style:text-properties officeooo:rsid="003ef7b7"/>
    </style:style>
    <style:style style:name="T20" style:family="text">
      <style:text-properties officeooo:rsid="004092a2"/>
    </style:style>
    <style:style style:name="T21" style:family="text">
      <style:text-properties officeooo:rsid="0046c663"/>
    </style:style>
    <style:style style:name="T22" style:family="text">
      <style:text-properties officeooo:rsid="004d6026"/>
    </style:style>
    <style:style style:name="T23" style:family="text">
      <style:text-properties officeooo:rsid="00503cae"/>
    </style:style>
    <style:style style:name="T24" style:family="text">
      <style:text-properties officeooo:rsid="00521f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t mistakes </text:p>
      <text:p text:style-name="P1">- <text:span text:style-name="T1">Lack of exit plan </text:span></text:p>
      <text:p text:style-name="P1"/>
      <text:p text:style-name="P1"/>
      <text:p text:style-name="P1"/>
      <text:p text:style-name="P2">Well done</text:p>
      <text:p text:style-name="P2">- 2009.1 move to Shenzhen, improved overall physical health</text:p>
      <text:p text:style-name="P2">- </text:p>
      <text:p text:style-name="P1"/>
      <text:p text:style-name="P1"/>
      <text:p text:style-name="P2">By year analysis of mistakes &amp; well done</text:p>
      <text:p text:style-name="P2">1987-2000: no major decisions</text:p>
      <text:p text:style-name="P2">2001: Move to canada. This was a benefit in the long run since it gives you protection. <text:span text:style-name="T8">Liu Xu Ping insurance scam (proxy risk)</text:span></text:p>
      <text:p text:style-name="P2">2002: <text:span text:style-name="T11">Going to Hawaii in Xmas (Good, convex)</text:span></text:p>
      <text:p text:style-name="P2">2003: <text:span text:style-name="T10">Going to LA in xmas. (Good, convex)</text:span></text:p>
      <text:p text:style-name="P2">2004: <text:span text:style-name="T9">Wasted too much time on chat. </text:span></text:p>
      <text:p text:style-name="P3">2005: <text:span text:style-name="T12">Depression in Jan-Mar 2005. (No optionality). </text:span></text:p>
      <text:p text:style-name="P15">Toronto - Huang Ping rented a bad apartment (proxy risk). Tim Worgan assigned a bad suite (proxy risk). The next apartments were rented in the same area (status quo bias). </text:p>
      <text:p text:style-name="P2">2006: <text:span text:style-name="T6">Big fight with Taiwan guy. (mistake, delayed cutting, disassociate from negative utility immediately)</text:span></text:p>
      <text:p text:style-name="P2">2007: <text:span text:style-name="T13">coughing, dizziness, etc (no optionality to move)</text:span></text:p>
      <text:p text:style-name="P2">2008: <text:span text:style-name="T2">Going to the UK was a good experience. (Good)</text:span></text:p>
      <text:p text:style-name="P2">2009: <text:span text:style-name="T7">Renting was all good. Renting 1 room in a house – interpersonal+flexibility. Learned from Taiwan landlord. (Good)</text:span></text:p>
      <text:p text:style-name="P2"/>
      <text:p text:style-name="P2">2010: <text:span text:style-name="T2">Moving to SZ in Jan 2010 (Good). Columbia (mistake), the program sucks, always have a plan B in case the program doesn’t work out. (delayed return). Columbia residence was facing north towards a garbage collection area (proxy risk)</text:span></text:p>
      <text:p text:style-name="P2"/>
      <text:p text:style-name="P2">2011: <text:span text:style-name="T3">Renting apartment (MISTAKE, delayed cutting), took a lot of time to find apartment, rent, deal with neighbors, interviews, finding replacement, limited your movement. Lesson: do not rent a whole apartment, rent 1 room to be more flexible.</text:span></text:p>
      <text:p text:style-name="P2"/>
      <text:p text:style-name="P2">2012: <text:span text:style-name="T2">Stay in the US from Jun 2012 to Dec 2012 – waste of time. (delayed treatment – always cut early)</text:span></text:p>
      <text:p text:style-name="P2">2013: <text:span text:style-name="T14">Socgen HK (Good)</text:span></text:p>
      <text:p text:style-name="P2">2014: <text:span text:style-name="T2">Moving to MS. </text:span></text:p>
      <text:p text:style-name="P2">2015: <text:span text:style-name="T2">Resignation was a good call (always cut early)</text:span></text:p>
      <text:p text:style-name="P2">2016: </text:p>
      <text:p text:style-name="P2">2017: </text:p>
      <text:p text:style-name="P2">2018: <text:span text:style-name="T5">Go for languages classes (convex)</text:span></text:p>
      <text:p text:style-name="P2">2019: <text:span text:style-name="T4">Cutting cellphone + mini storage (good, ridding of commitment bias &amp; status quo bias). Studying Dalio + Taleb + Kahneman. Cut language classes (due to overall low quality)</text:span></text:p>
      <text:p text:style-name="P2"/>
      <text:p text:style-name="P2"/>
      <text:p text:style-name="P2"/>
      <text:p text:style-name="P2"><text:soft-page-break/></text:p>
      <text:p text:style-name="P14">Lessons:</text:p>
      <text:p text:style-name="P4">You cut losses later than you should. <text:span text:style-name="T22">Experiment and cut fast. Status quo bias and commitment bias is stopping you from acting. Cutting loss late occurred in NYC 2012, HK 2015, Harbin 2009 etc. </text:span></text:p>
      <text:p text:style-name="P4"/>
      <text:p text:style-name="P9">You didn’t understand the nature of finance is empirical and eduation in finance is useless. This is ok, but once you find yourself in <text:span text:style-name="T19">a shitty experience</text:span>, get out. <text:span text:style-name="T23">The program at Columbia was shit and you knew it, why did you waste time in it? </text:span></text:p>
      <text:p text:style-name="P4"/>
      <text:p text:style-name="P5">Do not rent a whole apartment. Doing that in NY increased my <text:span text:style-name="T20">time </text:span>investment and decreased my exit options. <text:span text:style-name="T15">Houses in London were much better. Rent house rooms going forward. Renting a room in an apartment can help you meet people and better exit options, and cheaper. </text:span></text:p>
      <text:p text:style-name="P4"/>
      <text:p text:style-name="P6">Experimentation with Shenzhen <text:span text:style-name="T21">&amp; HK</text:span> in 2010 was positive<text:span text:style-name="T16">. NY was negative, cut that fast and be fully flexible. </text:span></text:p>
      <text:p text:style-name="P6"/>
      <text:p text:style-name="P7">Don’t invest in anything that you can’t get rid of easily. <text:span text:style-name="T17">Pet, cars, whole apartments, etc. These are pain in the ass to get rid of, even if you rent/lease. The experience in NY was horrendous, renting was a pain in the ass, dealing with management, noisy neighbours, finding replacement. </text:span></text:p>
      <text:p text:style-name="P7"/>
      <text:p text:style-name="P8">Keep cash in hand, never own anything. <text:span text:style-name="T18">Just use stuff and pay cash. </text:span></text:p>
      <text:p text:style-name="P8"/>
      <text:p text:style-name="P10">Get out of Shenzhen fast, <text:span text:style-name="T24">it is not a good experience.</text:span></text:p>
      <text:p text:style-name="P10"/>
      <text:p text:style-name="P13">APLUS: registered for too many classes, this was convex experimentation, now quit fast.</text:p>
      <text:p text:style-name="P10"/>
      <text:p text:style-name="P11">Register for courses at UBC only knowing when you can drop them. </text:p>
      <text:p text:style-name="P8"/>
      <text:p text:style-name="P12">Heuristics:</text:p>
      <text:p text:style-name="P12">1. food: less is more. When in doubt, stop eating</text:p>
      <text:p text:style-name="P12">2. experience which is ok but not good. Cut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18:58.656956474</meta:creation-date>
    <dc:date>2019-05-23T22:34:52.741610188</dc:date>
    <meta:editing-duration>PT43M35S</meta:editing-duration>
    <meta:editing-cycles>83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580" meta:character-count="3376" meta:non-whitespace-character-count="2817"/>
  </office:meta>
</office:document-meta>
</file>